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FA000000FF6A220301.png" manifest:media-type="image/png"/>
  <manifest:file-entry manifest:full-path="Pictures/100000010000009600000074F8A630F3.png" manifest:media-type="image/png"/>
  <manifest:file-entry manifest:full-path="Pictures/1000000100000357000000D5990A6F49.png" manifest:media-type="image/png"/>
  <manifest:file-entry manifest:full-path="Pictures/10000001000001F4000001F4C2F0BF49.png" manifest:media-type="image/png"/>
  <manifest:file-entry manifest:full-path="Pictures/10000000000005080000035380C261C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_27_єкт_20_без_20_заповнення_20_і_20_ліні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86cm, 10.807cm, 4.416cm, 10.545cm)" draw:image-opacity="100%" style:mirror="none" loext:decorative="false"/>
    </style:style>
    <style:style style:name="gr2" style:family="graphic" style:parent-style-name="Об_27_єкт_20_без_20_заповнення_20_і_20_ліні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7cm, 1.188cm, 1.621cm, 1.545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 loext:decorative="false"/>
      <style:paragraph-properties style:writing-mode="lr-tb"/>
    </style:style>
    <style:style style:name="gr4" style:family="graphic" style:parent-style-name="Об_27_єкт_20_без_20_заповнення_20_і_20_ліні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loext:decorative="false"/>
    </style:style>
    <style:style style:name="gr6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none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7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8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9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Arrow" draw:marker-end-width="0.1cm" draw:marker-end-center="false" draw:fill="solid" draw:fill-color="#000000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10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Arrow" draw:marker-end-width="0.1cm" draw:marker-end-center="false" draw:fill="solid" draw:fill-color="#000000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11" style:family="graphic" style:parent-style-name="standard">
      <style:graphic-properties svg:stroke-width="0.035cm" svg:stroke-color="#a7074b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12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none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14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15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16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17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loext:decorative="false"/>
    </style:style>
    <style:style style:name="gr19" style:family="graphic" style:parent-style-name="standard">
      <style:graphic-properties svg:stroke-width="0.035cm" svg:stroke-color="#1c1c1c" draw:marker-start-width="0.252cm" draw:marker-end-width="0.252cm" draw:textarea-horizontal-align="center" draw:textarea-vertical-align="middle" fo:padding-top="0.142cm" fo:padding-bottom="0.142cm" fo:padding-left="0.267cm" fo:padding-right="0.267cm" loext:decorative="false"/>
    </style:style>
    <style:style style:name="gr20" style:family="graphic" style:parent-style-name="standard">
      <style:graphic-properties svg:stroke-width="0.035cm" svg:stroke-color="#000000" draw:marker-start-width="0.252cm" draw:marker-end-width="0.252cm" draw:textarea-horizontal-align="center" draw:textarea-vertical-align="middle" fo:padding-top="0.142cm" fo:padding-bottom="0.142cm" fo:padding-left="0.267cm" fo:padding-right="0.267cm" loext:decorative="false"/>
    </style:style>
    <style:style style:name="gr21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22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23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24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25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26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27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28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29" style:family="graphic" style:parent-style-name="standard">
      <style:graphic-properties svg:stroke-width="0.035cm" svg:stroke-color="#3465a4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30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31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32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33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34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35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36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37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38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39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40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41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42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43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none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  <style:paragraph-properties style:writing-mode="lr-tb"/>
    </style:style>
    <style:style style:name="gr44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45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46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47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48" style:family="graphic" style:parent-style-name="standard" style:list-style-name="L2">
      <style:graphic-properties draw:stroke="solid" svg:stroke-width="0.035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49" style:family="graphic" style:parent-style-name="standard" style:list-style-name="L2">
      <style:graphic-properties draw:stroke="solid" svg:stroke-width="0.035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50" style:family="graphic" style:parent-style-name="standard" style:list-style-name="L2">
      <style:graphic-properties draw:stroke="solid" svg:stroke-width="0.035cm" svg:stroke-color="#000000" draw:marker-start="Arrow" draw:marker-start-width="0.15cm" draw:marker-start-center="true" draw:marker-end="" draw:marker-end-width="0.1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51" style:family="graphic" style:parent-style-name="standard" style:list-style-name="L2">
      <style:graphic-properties draw:stroke="solid" svg:stroke-width="0.035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52" style:family="graphic" style:parent-style-name="standard" style:list-style-name="L2">
      <style:graphic-properties draw:stroke="solid" svg:stroke-width="0.035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53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54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55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56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5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in-height="0.357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15cm" loext:decorative="false"/>
      <style:paragraph-properties style:writing-mode="lr-tb"/>
    </style:style>
    <style:style style:name="gr62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63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64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65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66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67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68" style:family="graphic" style:parent-style-name="standard">
      <style:graphic-properties svg:stroke-width="0.035cm" svg:stroke-color="#2a6099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text-properties fo:font-size="9pt" style:font-size-asian="9pt" style:font-size-complex="9pt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frame draw:style-name="gr1" draw:text-style-name="P1" xml:id="id1" draw:id="id1" draw:layer="layout" svg:width="5.092cm" svg:height="6.649cm" svg:x="16.669cm" svg:y="7.53cm">
          <draw:image xlink:href="Pictures/10000000000005080000035380C261C2.png" xlink:type="simple" xlink:show="embed" xlink:actuate="onLoad" draw:mime-type="image/png">
            <text:p/>
          </draw:image>
          <draw:glue-point draw:id="4" svg:x="-4.452cm" svg:y="-2.752cm"/>
          <draw:glue-point draw:id="5" svg:x="-4.481cm" svg:y="-2.093cm"/>
          <draw:glue-point draw:id="6" svg:x="-4.481cm" svg:y="-1.365cm"/>
          <draw:glue-point draw:id="7" svg:x="-4.481cm" svg:y="-0.615cm"/>
          <draw:glue-point draw:id="8" svg:x="-4.422cm" svg:y="0.066cm"/>
          <draw:glue-point draw:id="9" svg:x="-4.481cm" svg:y="0.794cm"/>
          <draw:glue-point draw:id="10" svg:x="-4.481cm" svg:y="1.476cm"/>
          <draw:glue-point draw:id="11" svg:x="-4.481cm" svg:y="2.227cm"/>
          <draw:glue-point draw:id="12" svg:x="4.336cm" svg:y="-2.776cm"/>
          <draw:glue-point draw:id="13" svg:x="4.336cm" svg:y="-2.093cm"/>
          <draw:glue-point draw:id="14" svg:x="4.277cm" svg:y="-1.365cm"/>
          <draw:glue-point draw:id="15" svg:x="4.424cm" svg:y="-0.684cm"/>
          <draw:glue-point draw:id="16" svg:x="4.365cm" svg:y="-0.001cm"/>
          <draw:glue-point draw:id="17" svg:x="4.336cm" svg:y="0.771cm"/>
          <draw:glue-point draw:id="18" svg:x="4.424cm" svg:y="1.476cm"/>
          <draw:glue-point draw:id="19" svg:x="4.424cm" svg:y="2.227cm"/>
        </draw:frame>
        <draw:frame draw:style-name="gr2" draw:text-style-name="P1" xml:id="id19" draw:id="id19" draw:layer="layout" svg:width="1.516cm" svg:height="1.584cm" svg:x="9.594cm" svg:y="4.714cm">
          <draw:image xlink:href="Pictures/10000001000001F4000001F4C2F0BF49.png" xlink:type="simple" xlink:show="embed" xlink:actuate="onLoad" draw:mime-type="image/png">
            <text:p/>
          </draw:image>
          <draw:glue-point draw:id="4" svg:x="-3.114cm" svg:y="4.767cm"/>
          <draw:glue-point draw:id="5" svg:x="-1.489cm" svg:y="4.767cm"/>
        </draw:frame>
        <draw:frame draw:style-name="gr3" draw:text-style-name="P2" draw:layer="layout" svg:width="3.423cm" svg:height="0.962cm" svg:x="1.265cm" svg:y="1.289cm">
          <draw:text-box>
            <text:p>Clock Mini</text:p>
          </draw:text-box>
        </draw:frame>
        <draw:frame draw:style-name="gr4" draw:text-style-name="P1" xml:id="id6" draw:id="id6" draw:layer="layout" svg:width="13.508cm" svg:height="3.364cm" svg:x="1.171cm" svg:y="13.573cm">
          <draw:image xlink:href="Pictures/1000000100000357000000D5990A6F49.png" xlink:type="simple" xlink:show="embed" xlink:actuate="onLoad" draw:mime-type="image/png">
            <text:p/>
          </draw:image>
          <draw:glue-point draw:id="4" svg:x="4.914cm" svg:y="-1.519cm"/>
          <draw:glue-point draw:id="5" svg:x="4.9cm" svg:y="-0.659cm"/>
          <draw:glue-point draw:id="6" svg:x="4.914cm" svg:y="0.769cm"/>
          <draw:glue-point draw:id="7" svg:x="4.9cm" svg:y="1.572cm"/>
        </draw:frame>
        <draw:frame draw:style-name="gr4" draw:text-style-name="P1" xml:id="id8" draw:id="id8" draw:layer="layout" svg:width="2.484cm" svg:height="1.921cm" svg:x="19.097cm" svg:y="4.355cm">
          <draw:image xlink:href="Pictures/100000010000009600000074F8A630F3.png" xlink:type="simple" xlink:show="embed" xlink:actuate="onLoad" draw:mime-type="image/png">
            <text:p/>
          </draw:image>
          <draw:glue-point draw:id="4" svg:x="3.599cm" svg:y="-3.82cm"/>
          <draw:glue-point draw:id="5" svg:x="3.522cm" svg:y="-1.317cm"/>
          <draw:glue-point draw:id="6" svg:x="3.675cm" svg:y="1.087cm"/>
          <draw:glue-point draw:id="7" svg:x="3.599cm" svg:y="3.591cm"/>
        </draw:frame>
        <draw:frame draw:style-name="gr4" draw:text-style-name="P1" xml:id="id9" draw:id="id9" draw:layer="layout" svg:width="4.305cm" svg:height="4.392cm" svg:x="24.165cm" svg:y="3.651cm">
          <draw:image xlink:href="Pictures/10000001000000FA000000FF6A220301.png" xlink:type="simple" xlink:show="embed" xlink:actuate="onLoad" draw:mime-type="image/png">
            <text:p/>
          </draw:image>
          <draw:glue-point draw:id="4" svg:x="4.462cm" svg:y="-2.971cm"/>
          <draw:glue-point draw:id="5" svg:x="4.329cm" svg:y="-2.14cm"/>
          <draw:glue-point draw:id="6" svg:x="4.329cm" svg:y="-1.263cm"/>
          <draw:glue-point draw:id="7" svg:x="4.329cm" svg:y="-0.343cm"/>
          <draw:glue-point draw:id="8" svg:x="4.239cm" svg:y="0.489cm"/>
          <draw:glue-point draw:id="9" svg:x="4.373cm" svg:y="1.234cm"/>
          <draw:glue-point draw:id="10" svg:x="4.329cm" svg:y="2.24cm"/>
          <draw:glue-point draw:id="11" svg:x="-4.476cm" svg:y="-1.614cm"/>
          <draw:glue-point draw:id="12" svg:x="-4.476cm" svg:y="-0.737cm"/>
          <draw:glue-point draw:id="13" svg:x="-4.476cm" svg:y="0.182cm"/>
          <draw:glue-point draw:id="14" svg:x="-4.253cm" svg:y="1.015cm"/>
          <draw:glue-point draw:id="15" svg:x="-4.387cm" svg:y="1.889cm"/>
        </draw:frame>
        <draw:g draw:style-name="gr5" xml:id="id2" draw:id="id2">
          <draw:glue-point draw:id="4" svg:x="2.901cm" svg:y="-4.824cm"/>
          <draw:glue-point draw:id="5" svg:x="2.901cm" svg:y="5.096cm"/>
          <draw:rect draw:style-name="gr6" draw:text-style-name="P3" draw:layer="layout" svg:width="0.75cm" svg:height="0.25cm" draw:transform="rotate (1.5707963267949) translate (13.072cm 7.073cm)">
            <text:p/>
          </draw:rect>
          <draw:line draw:style-name="gr7" draw:text-style-name="P4" draw:layer="layout" svg:x1="13.197cm" svg:y1="7.323cm" svg:x2="13.197cm" svg:y2="7.073cm">
            <text:p/>
          </draw:line>
          <draw:line draw:style-name="gr8" draw:text-style-name="P4" draw:layer="layout" svg:x1="13.197cm" svg:y1="6.323cm" svg:x2="13.197cm" svg:y2="6.073cm">
            <text:p/>
          </draw:line>
          <draw:line draw:style-name="gr9" draw:text-style-name="P5" draw:layer="layout" svg:x1="12.712cm" svg:y1="6.657cm" svg:x2="12.962cm" svg:y2="6.907cm">
            <text:p/>
          </draw:line>
          <draw:line draw:style-name="gr10" draw:text-style-name="P5" draw:layer="layout" svg:x1="12.727cm" svg:y1="6.446cm" svg:x2="12.977cm" svg:y2="6.696cm">
            <text:p/>
          </draw:line>
        </draw:g>
        <draw:connector draw:style-name="gr11" draw:text-style-name="P6" draw:layer="layout" draw:line-skew="-3.017cm" svg:x1="16.934cm" svg:y1="12.334cm" svg:x2="13.193cm" svg:y2="6.095cm" draw:start-shape="id1" draw:start-glue-point="11" draw:end-shape="id2" draw:end-glue-point="4" svg:d="M16934 12334h-4946v-6779h1205v540" svg:viewBox="0 0 4947 6780">
          <text:p/>
        </draw:connector>
        <draw:g draw:style-name="gr5" xml:id="id3" draw:id="id3">
          <draw:rect draw:style-name="gr12" draw:text-style-name="P8" draw:layer="layout" svg:width="0.75cm" svg:height="0.25cm" draw:transform="rotate (1.5707963267949) translate (13.04cm 8.675cm)">
            <text:p text:style-name="P7"><text:span text:style-name="T1">2k</text:span></text:p>
            <text:p text:style-name="P7"><text:span text:style-name="T1"/></text:p>
            <text:p text:style-name="P7"><text:span text:style-name="T1"/></text:p>
          </draw:rect>
          <draw:line draw:style-name="gr13" draw:text-style-name="P4" draw:layer="layout" svg:x1="13.165cm" svg:y1="8.925cm" svg:x2="13.165cm" svg:y2="8.675cm">
            <text:p/>
          </draw:line>
          <draw:line draw:style-name="gr14" draw:text-style-name="P4" draw:layer="layout" svg:x1="13.165cm" svg:y1="7.925cm" svg:x2="13.165cm" svg:y2="7.675cm">
            <text:p/>
          </draw:line>
        </draw:g>
        <draw:g draw:style-name="gr5" xml:id="id4" draw:id="id4">
          <draw:line draw:style-name="gr15" draw:text-style-name="P4" draw:layer="layout" svg:x1="13.168cm" svg:y1="9.164cm" svg:x2="13.168cm" svg:y2="9.414cm">
            <text:p/>
          </draw:line>
          <draw:line draw:style-name="gr16" draw:text-style-name="P4" draw:layer="layout" svg:x1="12.918cm" svg:y1="9.414cm" svg:x2="13.418cm" svg:y2="9.414cm">
            <text:p/>
          </draw:line>
        </draw:g>
        <draw:connector draw:style-name="gr17" draw:text-style-name="P6" draw:layer="layout" svg:x1="13.165cm" svg:y1="8.925cm" svg:x2="13.168cm" svg:y2="9.164cm" draw:start-shape="id3" draw:start-glue-point="2" draw:end-shape="id4" draw:end-glue-point="0" svg:d="M13165 8925v120h3v119" svg:viewBox="0 0 4 240">
          <text:p/>
        </draw:connector>
        <draw:connector draw:style-name="gr17" draw:text-style-name="P6" draw:layer="layout" svg:x1="13.193cm" svg:y1="7.323cm" svg:x2="13.165cm" svg:y2="7.675cm" draw:start-shape="id2" draw:start-glue-point="5" draw:end-shape="id3" draw:end-glue-point="0" svg:d="M13193 7323v176h-28v176" svg:viewBox="0 0 29 353">
          <text:p/>
        </draw:connector>
        <draw:custom-shape draw:style-name="gr18" draw:text-style-name="P9" xml:id="id5" draw:id="id5" draw:layer="layout" svg:width="0.249cm" svg:height="0.211cm" svg:x="13.057cm" svg:y="7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6" draw:layer="layout" svg:x1="13.306cm" svg:y1="7.508cm" svg:x2="16.934cm" svg:y2="9.463cm" draw:start-shape="id5" draw:start-glue-point="10" draw:end-shape="id1" draw:end-glue-point="5" svg:d="M13306 7508h1682v1955h1946" svg:viewBox="0 0 3629 1956">
          <text:p/>
        </draw:connector>
        <draw:connector draw:style-name="gr17" draw:text-style-name="P6" draw:layer="layout" draw:line-skew="-0.445cm" svg:x1="14.679cm" svg:y1="15.255cm" svg:x2="16.934cm" svg:y2="11.381cm" draw:start-shape="id6" draw:start-glue-point="1" draw:end-shape="id1" draw:end-glue-point="9" svg:d="M14679 15255h550v-3874h1705" svg:viewBox="0 0 2256 3875">
          <text:p/>
        </draw:connector>
        <draw:connector draw:style-name="gr17" draw:text-style-name="P6" draw:layer="layout" draw:line-skew="-0.203cm" svg:x1="14.562cm" svg:y1="15.513cm" svg:x2="16.934cm" svg:y2="11.835cm" draw:start-shape="id6" draw:start-glue-point="6" draw:end-shape="id1" draw:end-glue-point="10" svg:d="M14562 15513h909v-3678h1463" svg:viewBox="0 0 2373 3679">
          <text:p/>
        </draw:connector>
        <draw:connector draw:style-name="gr19" draw:text-style-name="P6" draw:layer="layout" draw:line-skew="0.186cm" svg:x1="16.934cm" svg:y1="10.446cm" svg:x2="14.543cm" svg:y2="15.783cm" draw:start-shape="id1" draw:start-glue-point="7" draw:end-shape="id6" draw:end-glue-point="7" svg:d="M16934 10446h-1074v5337h-1317" svg:viewBox="0 0 2392 5338">
          <text:p/>
        </draw:connector>
        <draw:connector draw:style-name="gr17" draw:text-style-name="P6" draw:layer="layout" svg:x1="6.842cm" svg:y1="8.969cm" svg:x2="16.964cm" svg:y2="10.897cm" draw:start-shape="id7" draw:start-glue-point="3" draw:end-shape="id1" draw:end-glue-point="8" svg:d="M6842 8969h-518v1928h10640" svg:viewBox="0 0 10641 1929">
          <text:p/>
        </draw:connector>
        <draw:connector draw:style-name="gr17" draw:text-style-name="P6" draw:layer="layout" draw:line-skew="0.042cm" svg:x1="21.392cm" svg:y1="9.947cm" svg:x2="21.251cm" svg:y2="5.523cm" draw:start-shape="id1" draw:start-glue-point="14" draw:end-shape="id8" draw:end-glue-point="6" svg:d="M21392 9947h911v-4424h-1052" svg:viewBox="0 0 1053 4425">
          <text:p/>
        </draw:connector>
        <draw:connector draw:style-name="gr17" draw:text-style-name="P6" draw:layer="layout" draw:line-skew="0.561cm -0.88cm" svg:x1="21.467cm" svg:y1="10.4cm" svg:x2="21.232cm" svg:y2="6.004cm" draw:start-shape="id1" draw:start-glue-point="15" draw:end-shape="id8" draw:end-glue-point="7" svg:d="M21467 10400h1355v-4377h-1590v-19" svg:viewBox="0 0 1591 4397">
          <text:p/>
        </draw:connector>
        <draw:connector draw:style-name="gr20" draw:text-style-name="P6" draw:layer="layout" svg:x1="24.391cm" svg:y1="5.524cm" svg:x2="21.251cm" svg:y2="5.523cm" draw:start-shape="id9" draw:start-glue-point="12" draw:end-shape="id8" draw:end-glue-point="6" svg:d="M24391 5524h-1518v-1h-1622" svg:viewBox="0 0 3141 2">
          <text:p/>
        </draw:connector>
        <draw:connector draw:style-name="gr17" draw:text-style-name="P6" draw:layer="layout" draw:line-skew="-0.733cm 0.602cm" svg:x1="21.232cm" svg:y1="6.004cm" svg:x2="24.391cm" svg:y2="5.926cm" draw:start-shape="id8" draw:start-glue-point="7" draw:end-shape="id9" draw:end-glue-point="13" svg:d="M21232 6004v39h2243v-117h916" svg:viewBox="0 0 3160 118">
          <text:p/>
        </draw:connector>
        <draw:g draw:style-name="gr5" xml:id="id10" draw:id="id10">
          <draw:glue-point draw:id="4" svg:x="5cm" svg:y="5cm"/>
          <draw:glue-point draw:id="5" svg:x="-5cm" svg:y="5cm"/>
          <draw:line draw:style-name="gr21" draw:text-style-name="P4" draw:layer="layout" svg:x1="24.606cm" svg:y1="10.858cm" svg:x2="24.356cm" svg:y2="10.858cm">
            <text:p/>
          </draw:line>
          <draw:line draw:style-name="gr22" draw:text-style-name="P4" draw:layer="layout" svg:x1="24.356cm" svg:y1="10.608cm" svg:x2="23.856cm" svg:y2="10.858cm">
            <text:p/>
          </draw:line>
          <draw:line draw:style-name="gr23" draw:text-style-name="P4" draw:layer="layout" svg:x1="23.856cm" svg:y1="10.858cm" svg:x2="23.606cm" svg:y2="10.858cm">
            <text:p/>
          </draw:line>
        </draw:g>
        <draw:connector draw:style-name="gr17" draw:text-style-name="P6" draw:layer="layout" svg:x1="21.437cm" svg:y1="10.854cm" svg:x2="23.606cm" svg:y2="10.858cm" draw:start-shape="id1" draw:start-glue-point="16" draw:end-shape="id10" draw:end-glue-point="5" svg:d="M21437 10854h1238v4h931" svg:viewBox="0 0 2170 5">
          <text:p/>
        </draw:connector>
        <draw:custom-shape draw:style-name="gr18" draw:text-style-name="P9" draw:layer="layout" svg:width="0.249cm" svg:height="0.211cm" svg:x="22.197cm" svg:y="5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49cm" svg:height="0.211cm" svg:x="22.698cm" svg:y="5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 xml:id="id11" draw:id="id11">
          <draw:glue-point draw:id="4" svg:x="5cm" svg:y="5cm"/>
          <draw:glue-point draw:id="5" svg:x="-5cm" svg:y="5cm"/>
          <draw:line draw:style-name="gr24" draw:text-style-name="P4" draw:layer="layout" svg:x1="24.567cm" svg:y1="11.363cm" svg:x2="24.317cm" svg:y2="11.363cm">
            <text:p/>
          </draw:line>
          <draw:line draw:style-name="gr25" draw:text-style-name="P4" draw:layer="layout" svg:x1="24.317cm" svg:y1="11.113cm" svg:x2="23.817cm" svg:y2="11.363cm">
            <text:p/>
          </draw:line>
          <draw:line draw:style-name="gr26" draw:text-style-name="P4" draw:layer="layout" svg:x1="23.817cm" svg:y1="11.363cm" svg:x2="23.567cm" svg:y2="11.363cm">
            <text:p/>
          </draw:line>
        </draw:g>
        <draw:g draw:style-name="gr5" xml:id="id12" draw:id="id12">
          <draw:line draw:style-name="gr27" draw:text-style-name="P4" draw:layer="layout" svg:x1="25.316cm" svg:y1="13.953cm" svg:x2="25.316cm" svg:y2="14.203cm">
            <text:p/>
          </draw:line>
          <draw:line draw:style-name="gr28" draw:text-style-name="P4" draw:layer="layout" svg:x1="25.066cm" svg:y1="14.203cm" svg:x2="25.566cm" svg:y2="14.203cm">
            <text:p/>
          </draw:line>
        </draw:g>
        <draw:connector draw:style-name="gr29" draw:text-style-name="P6" draw:layer="layout" draw:line-skew="-1.294cm" svg:x1="24.567cm" svg:y1="11.363cm" svg:x2="25.316cm" svg:y2="13.953cm" draw:start-shape="id11" draw:start-glue-point="4" draw:end-shape="id12" draw:end-glue-point="0" svg:d="M24567 11363v1h749v2589" svg:viewBox="0 0 750 2591">
          <text:p/>
        </draw:connector>
        <draw:connector draw:style-name="gr17" draw:text-style-name="P6" draw:layer="layout" svg:x1="21.422cm" svg:y1="11.366cm" svg:x2="23.567cm" svg:y2="11.363cm" draw:start-shape="id1" draw:start-glue-point="17" draw:end-shape="id11" draw:end-glue-point="5" svg:d="M21422 11366h1233v-3h912" svg:viewBox="0 0 2146 4">
          <text:p/>
        </draw:connector>
        <draw:connector draw:style-name="gr29" draw:text-style-name="P6" draw:layer="layout" draw:line-skew="-1.56cm" svg:x1="24.606cm" svg:y1="10.858cm" svg:x2="25.316cm" svg:y2="13.953cm" draw:start-shape="id10" draw:start-glue-point="4" draw:end-shape="id12" draw:end-glue-point="0" svg:d="M24606 10858v-12h710v3107" svg:viewBox="0 0 711 3108">
          <text:p/>
        </draw:connector>
        <draw:connector draw:style-name="gr30" draw:text-style-name="P6" draw:layer="layout" svg:x1="21.467cm" svg:y1="11.835cm" svg:x2="25.316cm" svg:y2="13.953cm" draw:start-shape="id1" draw:start-glue-point="18" draw:end-shape="id12" draw:end-glue-point="0" svg:d="M21467 11835h3849v2118" svg:viewBox="0 0 3850 2119">
          <text:p/>
        </draw:connector>
        <draw:g draw:style-name="gr5" xml:id="id13" draw:id="id13">
          <draw:line draw:style-name="gr31" draw:text-style-name="P10" draw:layer="layout" svg:x1="14.809cm" svg:y1="13.635cm" svg:x2="14.809cm" svg:y2="13.885cm">
            <text:p/>
          </draw:line>
          <draw:line draw:style-name="gr32" draw:text-style-name="P10" draw:layer="layout" svg:x1="14.684cm" svg:y1="13.635cm" svg:x2="14.934cm" svg:y2="13.635cm">
            <text:p/>
          </draw:line>
          <draw:line draw:style-name="gr33" draw:text-style-name="P10" draw:layer="layout" svg:x1="14.809cm" svg:y1="13.51cm" svg:x2="14.684cm" svg:y2="13.635cm">
            <text:p/>
          </draw:line>
          <draw:line draw:style-name="gr34" draw:text-style-name="P10" draw:layer="layout" svg:x1="14.809cm" svg:y1="13.51cm" svg:x2="14.934cm" svg:y2="13.635cm">
            <text:p/>
          </draw:line>
        </draw:g>
        <draw:connector draw:style-name="gr11" draw:text-style-name="P6" draw:layer="layout" svg:x1="14.809cm" svg:y1="13.885cm" svg:x2="14.562cm" svg:y2="14.745cm" draw:start-shape="id13" draw:start-glue-point="2" draw:end-shape="id6" draw:end-glue-point="4" svg:d="M14809 13885v860h-247" svg:viewBox="0 0 248 861">
          <text:p/>
        </draw:connector>
        <draw:g draw:style-name="gr5" xml:id="id14" draw:id="id14">
          <draw:line draw:style-name="gr35" draw:text-style-name="P10" draw:layer="layout" svg:x1="21.888cm" svg:y1="3.59cm" svg:x2="21.888cm" svg:y2="3.803cm">
            <text:p/>
          </draw:line>
          <draw:line draw:style-name="gr36" draw:text-style-name="P10" draw:layer="layout" svg:x1="21.763cm" svg:y1="3.59cm" svg:x2="22.013cm" svg:y2="3.59cm">
            <text:p/>
          </draw:line>
          <draw:line draw:style-name="gr37" draw:text-style-name="P10" draw:layer="layout" svg:x1="21.888cm" svg:y1="3.483cm" svg:x2="21.763cm" svg:y2="3.59cm">
            <text:p/>
          </draw:line>
          <draw:line draw:style-name="gr38" draw:text-style-name="P10" draw:layer="layout" svg:x1="21.888cm" svg:y1="3.483cm" svg:x2="22.013cm" svg:y2="3.59cm">
            <text:p/>
          </draw:line>
        </draw:g>
        <draw:connector draw:style-name="gr11" draw:text-style-name="P6" draw:layer="layout" draw:line-skew="0.472cm" svg:x1="21.232cm" svg:y1="4.582cm" svg:x2="21.888cm" svg:y2="3.803cm" draw:start-shape="id8" draw:start-glue-point="4" draw:end-shape="id14" draw:end-glue-point="2" svg:d="M21232 4582v-22h656v-757" svg:viewBox="0 0 657 780">
          <text:p/>
        </draw:connector>
        <draw:g draw:style-name="gr5" xml:id="id15" draw:id="id15">
          <draw:line draw:style-name="gr39" draw:text-style-name="P4" draw:layer="layout" svg:x1="22.904cm" svg:y1="5.085cm" svg:x2="22.904cm" svg:y2="5.335cm">
            <text:p/>
          </draw:line>
          <draw:line draw:style-name="gr40" draw:text-style-name="P4" draw:layer="layout" svg:x1="22.654cm" svg:y1="5.335cm" svg:x2="23.154cm" svg:y2="5.335cm">
            <text:p/>
          </draw:line>
        </draw:g>
        <draw:connector draw:style-name="gr17" draw:text-style-name="P6" draw:layer="layout" draw:line-skew="0cm 0.474cm" svg:x1="21.213cm" svg:y1="5.063cm" svg:x2="22.904cm" svg:y2="5.085cm" draw:start-shape="id8" draw:start-glue-point="5" draw:end-shape="id15" draw:end-glue-point="0" svg:d="M21213 5063h896v-22h795v44" svg:viewBox="0 0 1692 45">
          <text:p/>
        </draw:connector>
        <draw:g draw:style-name="gr5" xml:id="id16" draw:id="id16">
          <draw:line draw:style-name="gr41" draw:text-style-name="P4" draw:layer="layout" svg:x1="23.521cm" svg:y1="7.124cm" svg:x2="23.521cm" svg:y2="7.374cm">
            <text:p/>
          </draw:line>
          <draw:line draw:style-name="gr42" draw:text-style-name="P4" draw:layer="layout" svg:x1="23.271cm" svg:y1="7.374cm" svg:x2="23.771cm" svg:y2="7.374cm">
            <text:p/>
          </draw:line>
        </draw:g>
        <draw:connector draw:style-name="gr17" draw:text-style-name="P6" draw:layer="layout" svg:x1="24.429cm" svg:y1="6.676cm" svg:x2="23.521cm" svg:y2="7.124cm" draw:start-shape="id9" draw:start-glue-point="15" draw:end-shape="id16" draw:end-glue-point="0" svg:d="M24429 6676h-908v448" svg:viewBox="0 0 909 449">
          <text:p/>
        </draw:connector>
        <draw:connector draw:style-name="gr11" draw:text-style-name="P6" draw:layer="layout" draw:line-skew="0.711cm 0.853cm" svg:x1="21.232cm" svg:y1="4.582cm" svg:x2="24.487cm" svg:y2="6.292cm" draw:start-shape="id8" draw:start-glue-point="4" draw:end-shape="id9" draw:end-glue-point="14" svg:d="M21232 4582v-16h2494v1726h761" svg:viewBox="0 0 3256 1727">
          <text:p/>
        </draw:connector>
        <draw:g draw:style-name="gr5" xml:id="id7" draw:id="id7">
          <draw:rect draw:style-name="gr43" draw:text-style-name="P8" draw:layer="layout" svg:width="0.75cm" svg:height="0.25cm" svg:x="7.092cm" svg:y="8.844cm">
            <text:p text:style-name="P7"><text:span text:style-name="T1">2k</text:span></text:p>
            <text:p text:style-name="P7"><text:span text:style-name="T1"/></text:p>
            <text:p text:style-name="P7"><text:span text:style-name="T1"/></text:p>
          </draw:rect>
          <draw:line draw:style-name="gr44" draw:text-style-name="P4" draw:layer="layout" svg:x1="6.842cm" svg:y1="8.969cm" svg:x2="7.092cm" svg:y2="8.969cm">
            <text:p/>
          </draw:line>
          <draw:line draw:style-name="gr45" draw:text-style-name="P4" draw:layer="layout" svg:x1="7.842cm" svg:y1="8.969cm" svg:x2="8.092cm" svg:y2="8.969cm">
            <text:p/>
          </draw:line>
        </draw:g>
        <draw:connector draw:style-name="gr17" draw:text-style-name="P6" draw:layer="layout" svg:x1="8.092cm" svg:y1="8.969cm" svg:x2="9.156cm" svg:y2="7.853cm" draw:start-shape="id7" draw:start-glue-point="1" draw:end-shape="id17" draw:end-glue-point="3" svg:d="M8092 8969h532v-1116h532" svg:viewBox="0 0 1065 1117">
          <text:p/>
        </draw:connector>
        <draw:g draw:style-name="gr5" xml:id="id20" draw:id="id20">
          <draw:line draw:style-name="gr46" draw:text-style-name="P4" draw:layer="layout" svg:x1="10.175cm" svg:y1="9.231cm" svg:x2="10.175cm" svg:y2="9.481cm">
            <text:p/>
          </draw:line>
          <draw:line draw:style-name="gr47" draw:text-style-name="P4" draw:layer="layout" svg:x1="9.925cm" svg:y1="9.481cm" svg:x2="10.425cm" svg:y2="9.481cm">
            <text:p/>
          </draw:line>
        </draw:g>
        <draw:g draw:style-name="gr5" xml:id="id17" draw:id="id17">
          <draw:glue-point draw:id="4" svg:x="5cm" svg:y="-5cm"/>
          <draw:glue-point draw:id="5" svg:x="5cm" svg:y="5cm"/>
          <draw:line draw:style-name="gr48" draw:text-style-name="P4" draw:layer="layout" svg:x1="9.656cm" svg:y1="7.353cm" svg:x2="9.656cm" svg:y2="8.353cm">
            <text:p/>
          </draw:line>
          <draw:line draw:style-name="gr49" draw:text-style-name="P4" draw:layer="layout" svg:x1="10.156cm" svg:y1="7.353cm" svg:x2="9.656cm" svg:y2="7.603cm">
            <text:p/>
          </draw:line>
          <draw:line draw:style-name="gr50" draw:text-style-name="P4" draw:layer="layout" svg:x1="9.906cm" svg:y1="8.228cm" svg:x2="9.656cm" svg:y2="8.103cm">
            <text:p/>
          </draw:line>
          <draw:line draw:style-name="gr51" draw:text-style-name="P4" draw:layer="layout" svg:x1="9.656cm" svg:y1="7.853cm" svg:x2="9.156cm" svg:y2="7.853cm">
            <text:p/>
          </draw:line>
          <draw:line draw:style-name="gr52" draw:text-style-name="P4" draw:layer="layout" svg:x1="9.906cm" svg:y1="8.228cm" svg:x2="10.156cm" svg:y2="8.353cm">
            <text:p/>
          </draw:line>
        </draw:g>
        <draw:g draw:style-name="gr5" xml:id="id18" draw:id="id18">
          <draw:line draw:style-name="gr53" draw:text-style-name="P10" draw:layer="layout" svg:x1="8.769cm" svg:y1="5.445cm" svg:x2="8.769cm" svg:y2="5.695cm">
            <text:p/>
          </draw:line>
          <draw:line draw:style-name="gr54" draw:text-style-name="P10" draw:layer="layout" svg:x1="8.644cm" svg:y1="5.445cm" svg:x2="8.894cm" svg:y2="5.445cm">
            <text:p/>
          </draw:line>
          <draw:line draw:style-name="gr55" draw:text-style-name="P10" draw:layer="layout" svg:x1="8.769cm" svg:y1="5.32cm" svg:x2="8.644cm" svg:y2="5.445cm">
            <text:p/>
          </draw:line>
          <draw:line draw:style-name="gr56" draw:text-style-name="P10" draw:layer="layout" svg:x1="8.769cm" svg:y1="5.32cm" svg:x2="8.894cm" svg:y2="5.445cm">
            <text:p/>
          </draw:line>
        </draw:g>
        <draw:connector draw:style-name="gr57" draw:text-style-name="P1" xml:id="id21" draw:id="id21" draw:layer="layout" draw:type="line" svg:x1="8.769cm" svg:y1="5.695cm" svg:x2="8.769cm" svg:y2="5.86cm" draw:start-shape="id18" draw:start-glue-point="2" svg:d="M8769 5695v165" svg:viewBox="0 0 1 166">
          <text:p/>
        </draw:connector>
        <draw:connector draw:style-name="gr57" draw:text-style-name="P1" draw:layer="layout" draw:type="line" svg:x1="10.127cm" svg:y1="6.261cm" svg:x2="10.156cm" svg:y2="7.353cm" draw:start-shape="id19" draw:start-glue-point="5" draw:end-shape="id17" draw:end-glue-point="4" svg:d="M10127 6261l29 1092" svg:viewBox="0 0 30 1093">
          <text:p/>
        </draw:connector>
        <draw:connector draw:style-name="gr57" draw:text-style-name="P1" draw:layer="layout" draw:type="line" svg:x1="10.156cm" svg:y1="8.353cm" svg:x2="10.175cm" svg:y2="9.231cm" draw:start-shape="id17" draw:start-glue-point="5" draw:end-shape="id20" draw:end-glue-point="0" svg:d="M10156 8353l19 878" svg:viewBox="0 0 20 879">
          <text:p/>
        </draw:connector>
        <draw:connector draw:style-name="gr17" draw:text-style-name="P6" draw:layer="layout" svg:x1="8.769cm" svg:y1="5.86cm" svg:x2="9.88cm" svg:y2="6.261cm" draw:start-shape="id21" draw:start-glue-point="3" draw:end-shape="id19" draw:end-glue-point="4" svg:d="M8769 5860v938h1111v-537" svg:viewBox="0 0 1112 939">
          <text:p/>
        </draw:connector>
        <draw:frame draw:style-name="gr58" draw:text-style-name="P11" draw:layer="layout" svg:width="1.385cm" svg:height="0.607cm" svg:x="22.86cm" svg:y="10.351cm">
          <draw:text-box>
            <text:p><text:span text:style-name="T2">select</text:span></text:p>
          </draw:text-box>
        </draw:frame>
        <draw:frame draw:style-name="gr59" draw:text-style-name="P11" draw:layer="layout" svg:width="0.962cm" svg:height="0.607cm" svg:x="23.129cm" svg:y="10.853cm">
          <draw:text-box>
            <text:p><text:span text:style-name="T2">set</text:span></text:p>
          </draw:text-box>
        </draw:frame>
        <draw:frame draw:style-name="gr60" draw:text-style-name="P12" draw:layer="layout" svg:width="0.659cm" svg:height="0.569cm" svg:x="21.59cm" svg:y="10.371cm">
          <draw:text-box>
            <text:p><text:span text:style-name="T3">0</text:span></text:p>
          </draw:text-box>
        </draw:frame>
        <draw:frame draw:style-name="gr60" draw:text-style-name="P12" draw:layer="layout" svg:width="0.659cm" svg:height="0.569cm" svg:x="21.591cm" svg:y="10.853cm">
          <draw:text-box>
            <text:p><text:span text:style-name="T3">2</text:span></text:p>
          </draw:text-box>
        </draw:frame>
        <draw:frame draw:style-name="gr61" draw:text-style-name="P12" draw:layer="layout" svg:width="0.815cm" svg:height="0.569cm" svg:x="16.011cm" svg:y="10.43cm">
          <draw:text-box>
            <text:p><text:span text:style-name="T3">12</text:span></text:p>
          </draw:text-box>
        </draw:frame>
        <draw:frame draw:style-name="gr61" draw:text-style-name="P12" draw:layer="layout" svg:width="0.815cm" svg:height="0.569cm" svg:x="15.992cm" svg:y="9.583cm">
          <draw:text-box>
            <text:p><text:span text:style-name="T3">16</text:span></text:p>
          </draw:text-box>
        </draw:frame>
        <draw:g draw:style-name="gr5" xml:id="id22" draw:id="id22">
          <draw:line draw:style-name="gr62" draw:text-style-name="P4" draw:layer="layout" svg:x1="17.363cm" svg:y1="16.138cm" svg:x2="17.363cm" svg:y2="16.388cm">
            <text:p/>
          </draw:line>
          <draw:line draw:style-name="gr63" draw:text-style-name="P4" draw:layer="layout" svg:x1="17.113cm" svg:y1="16.388cm" svg:x2="17.613cm" svg:y2="16.388cm">
            <text:p/>
          </draw:line>
        </draw:g>
        <draw:g draw:style-name="gr5" xml:id="id23" draw:id="id23">
          <draw:line draw:style-name="gr64" draw:text-style-name="P4" draw:layer="layout" svg:x1="16.571cm" svg:y1="15.23cm" svg:x2="16.571cm" svg:y2="15.73cm">
            <text:p/>
          </draw:line>
          <draw:line draw:style-name="gr65" draw:text-style-name="P4" draw:layer="layout" svg:x1="16.696cm" svg:y1="15.23cm" svg:x2="16.696cm" svg:y2="15.73cm">
            <text:p/>
          </draw:line>
          <draw:line draw:style-name="gr66" draw:text-style-name="P4" draw:layer="layout" svg:x1="16.571cm" svg:y1="15.48cm" svg:x2="16.321cm" svg:y2="15.48cm">
            <text:p/>
          </draw:line>
          <draw:line draw:style-name="gr67" draw:text-style-name="P4" draw:layer="layout" svg:x1="16.696cm" svg:y1="15.48cm" svg:x2="16.946cm" svg:y2="15.48cm">
            <text:p/>
          </draw:line>
        </draw:g>
        <draw:custom-shape draw:style-name="gr18" draw:text-style-name="P9" draw:layer="layout" svg:width="0.249cm" svg:height="0.211cm" svg:x="15.325cm" svg:y="1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8" draw:text-style-name="P6" draw:layer="layout" svg:x1="14.543cm" svg:y1="15.034cm" svg:x2="17.363cm" svg:y2="16.138cm" draw:start-shape="id6" draw:start-glue-point="5" draw:end-shape="id22" draw:end-glue-point="0" svg:d="M14543 15034h2820v1104" svg:viewBox="0 0 2821 1105">
          <text:p/>
        </draw:connector>
        <draw:connector draw:style-name="gr17" draw:text-style-name="P6" draw:layer="layout" svg:x1="14.562cm" svg:y1="15.513cm" svg:x2="16.321cm" svg:y2="15.48cm" draw:start-shape="id6" draw:start-glue-point="6" draw:end-shape="id23" draw:end-glue-point="3" svg:d="M14562 15513h929v-33h830" svg:viewBox="0 0 1760 34">
          <text:p/>
        </draw:connector>
        <draw:connector draw:style-name="gr68" draw:text-style-name="P6" draw:layer="layout" svg:x1="16.946cm" svg:y1="15.48cm" svg:x2="17.363cm" svg:y2="16.138cm" draw:start-shape="id23" draw:start-glue-point="1" draw:end-shape="id22" draw:end-glue-point="0" svg:d="M16946 15480h417v658" svg:viewBox="0 0 418 65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повнено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повнено_20_жовтим" draw:display-name="Заповнено жовти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повнено_20_зеленим" draw:display-name="Заповнено зелени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повнено_20_синім" draw:display-name="Заповнено сині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Заповнено_20_червоним" draw:display-name="Заповнено червони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Фігури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17:10:53.916224943</meta:creation-date>
    <dc:date>2024-01-24T21:36:45.876850339</dc:date>
    <meta:editing-duration>PT17H53M52S</meta:editing-duration>
    <meta:editing-cycles>12</meta:editing-cycles>
    <meta:generator>LibreOffice/7.6.4.1$Linux_X86_64 LibreOffice_project/60$Build-1</meta:generator>
    <meta:document-statistic meta:object-count="112"/>
  </office:meta>
</office:document-meta>
</file>